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1e4e61"/>
    </style:style>
    <style:style style:name="P2" style:family="paragraph" style:parent-style-name="Text_20_body" style:list-style-name="L1">
      <style:text-properties officeooo:rsid="001e4e61" officeooo:paragraph-rsid="001e4e61"/>
    </style:style>
    <style:style style:name="P3" style:family="paragraph" style:parent-style-name="Text_20_body" style:list-style-name="L1">
      <style:text-properties officeooo:rsid="0020b68e" officeooo:paragraph-rsid="0020b68e"/>
    </style:style>
    <style:style style:name="P4" style:family="paragraph" style:parent-style-name="Text_20_body">
      <style:text-properties officeooo:rsid="0020b68e" officeooo:paragraph-rsid="0020b68e"/>
    </style:style>
    <style:style style:name="P5" style:family="paragraph" style:parent-style-name="Text_20_body" style:list-style-name="L1">
      <style:text-properties officeooo:rsid="00238ad1" officeooo:paragraph-rsid="00238ad1"/>
    </style:style>
    <style:style style:name="P6" style:family="paragraph" style:parent-style-name="Text_20_body" style:list-style-name="L1">
      <style:text-properties officeooo:rsid="00256f3b" officeooo:paragraph-rsid="00256f3b"/>
    </style:style>
    <style:style style:name="P7" style:family="paragraph" style:parent-style-name="Text_20_body">
      <style:paragraph-properties fo:break-before="page"/>
      <style:text-properties officeooo:rsid="0020b68e" officeooo:paragraph-rsid="0020b68e"/>
    </style:style>
    <style:style style:name="T1" style:family="text">
      <style:text-properties officeooo:rsid="00256f3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thinking Rent Outline</text:p>
      <text:list xml:id="list2686961423" text:style-name="L1">
        <text:list-item>
          <text:p text:style-name="P2">Leadin</text:p>
        </text:list-item>
        <text:list-item>
          <text:p text:style-name="P2">Introduction</text:p>
          <text:list>
            <text:list-item>
              <text:p text:style-name="P3">What the essay is about</text:p>
            </text:list-item>
            <text:list-item>
              <text:p text:style-name="P3">Its focus</text:p>
            </text:list-item>
            <text:list-item>
              <text:p text:style-name="P3">Orient readers to the topic</text:p>
            </text:list-item>
          </text:list>
        </text:list-item>
        <text:list-item>
          <text:p text:style-name="P5">Land values and the Crisis</text:p>
        </text:list-item>
        <text:list-item>
          <text:p text:style-name="P5">Some misconceptions about land</text:p>
        </text:list-item>
        <text:list-item>
          <text:p text:style-name="P5">… <text:span text:style-name="T1">more goes here ...</text:span></text:p>
        </text:list-item>
        <text:list-item>
          <text:p text:style-name="P6">Consclusion</text:p>
        </text:list-item>
      </text:list>
      <text:p text:style-name="P4"/>
      <text:p text:style-name="P7"/>
      <text:list xml:id="list134752531301694" text:continue-numbering="true" text:style-name="L1">
        <text:list-item>
          <text:p text:style-name="P2">Reviving Rent Theory</text:p>
        </text:list-item>
        <text:list-item>
          <text:p text:style-name="P2">History</text:p>
        </text:list-item>
        <text:list-item>
          <text:p text:style-name="P2">Crises</text:p>
        </text:list-item>
        <text:list-item>
          <text:p text:style-name="P2">Ontology of Land Rent<text:tab/></text:p>
        </text:list-item>
        <text:list-item>
          <text:p text:style-name="P2">Rethinking Land Rent Theory</text:p>
        </text:list-item>
        <text:list-item>
          <text:p text:style-name="P2">Minsky Meets George</text:p>
        </text:list-item>
        <text:list-item>
          <text:p text:style-name="P2">Speculation and Finance</text:p>
        </text:list-item>
        <text:list-item>
          <text:p text:style-name="P2">Examples</text:p>
        </text:list-item>
        <text:list-item>
          <text:p text:style-name="P2">Conclus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6:36:07.364325000</meta:creation-date>
    <dc:date>2018-02-15T13:47:51.413374000</dc:date>
    <meta:editing-duration>PT18H47M50S</meta:editing-duration>
    <meta:editing-cycles>4</meta:editing-cycles>
    <meta:generator>LibreOffice/6.0.0.3$MacOSX_X86_64 LibreOffice_project/64a0f66915f38c6217de274f0aa8e15618924765</meta:generator>
    <meta:document-statistic meta:table-count="0" meta:image-count="0" meta:object-count="0" meta:page-count="2" meta:paragraph-count="19" meta:word-count="71" meta:character-count="371" meta:non-whitespace-character-count="336"/>
  </office:meta>
</office:document-meta>
</file>